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62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78081" calcext:value-type="float" table:number-columns-spanned="1" table:number-rows-spanned="2">
            <text:p>178081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229227" calcext:value-type="float" table:number-columns-spanned="1" table:number-rows-spanned="2">
            <text:p>229227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20" calcext:value-type="float">
            <text:p>20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229227" calcext:value-type="float" table:number-columns-spanned="2" table:number-rows-spanned="2">
            <text:p>22922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table:style-name="Default" office:value-type="string" calcext:value-type="string">
            <text:p>SAM A21S 6/64 WHI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15]*[.C15])" office:value-type="float" office:value="11490" calcext:value-type="float">
            <text:p>11490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6]*[.C16])" office:value-type="float" office:value="13490" calcext:value-type="float">
            <text:p>13490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7]*[.C17])" office:value-type="float" office:value="10999" calcext:value-type="float">
            <text:p>10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ABIR HUSAIN BORR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50" calcext:value-type="float">
            <text:p>85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2]*[.C22])" office:value-type="float" office:value="7999" calcext:value-type="float">
            <text:p>7999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VI Y20A 3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3]*[.C23])" office:value-type="float" office:value="9999" calcext:value-type="float">
            <text:p>9999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4]*[.C24])" office:value-type="float" office:value="12999" calcext:value-type="float">
            <text:p>12999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145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 Y20A 3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90" calcext:value-type="float">
            <text:p>11490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OP F19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style-name="ce145" office:value-type="float" office:value="18990" calcext:value-type="float">
            <text:p>18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GURU 1200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VI Y12S 3/32 BLU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 GURU 1200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" calcext:value-type="float">
            <text:p>1250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style-name="ce145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9999" calcext:value-type="float">
            <text:p>9999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145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 F19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8990" calcext:value-type="float">
            <text:p>18990</text:p>
          </table:table-cell>
          <table:table-cell table:number-columns-repeated="11"/>
          <table:table-cell table:style-name="ce143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145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 Y12S 3/32 BLU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9990" calcext:value-type="float">
            <text:p>999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 GURU FM +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499" calcext:value-type="float">
            <text:p>149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3999" calcext:value-type="float">
            <text:p>13999</text:p>
          </table:table-cell>
          <table:table-cell table:number-columns-repeated="3"/>
          <table:table-cell table:style-name="ce107"/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ce107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2" table:default-cell-style-name="Default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office:value-type="date" office:date-value="2021-06-11" calcext:value-type="date">
            <text:p>11/06/21</text:p>
          </table:table-cell>
          <table:table-cell office:value-type="string" calcext:value-type="string">
            <text:p>SAM A21S 6/64 WHITE</text:p>
          </table:table-cell>
          <table:table-cell office:value-type="string" calcext:value-type="string">
            <text:p>SABIR HUSAIN</text:p>
          </table:table-cell>
          <table:table-cell office:value-type="float" office:value="35537247631642" calcext:value-type="float">
            <text:p>35537247631642</text:p>
          </table:table-cell>
          <table:table-cell table:style-name="ce8" office:value-type="string" calcext:value-type="string">
            <text:p>PENDING</text:p>
          </table:table-cell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SM A12 4/128 WHITE</text:p>
          </table:table-cell>
          <table:table-cell office:value-type="string" calcext:value-type="string">
            <text:p>MOHD JAVED</text:p>
          </table:table-cell>
          <table:table-cell table:style-name="ce145" table:number-columns-repeated="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REALME C12 3/32 BLUE</text:p>
          </table:table-cell>
          <table:table-cell office:value-type="string" calcext:value-type="string">
            <text:p>MUSTAQEEM</text:p>
          </table:table-cell>
          <table:table-cell/>
          <table:table-cell table:style-name="ce8"/>
          <table:table-cell office:value-type="string" calcext:value-type="string">
            <text:p>DISOUCNT 1000</text:p>
          </table:table-cell>
          <table:table-cell table:number-columns-repeated="2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SAM A12 4/128 BLACK</text:p>
          </table:table-cell>
          <table:table-cell office:value-type="string" calcext:value-type="string">
            <text:p>MOHD ABBAS</text:p>
          </table:table-cell>
          <table:table-cell table:style-name="ce145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5:50:39.020413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17T15:59:27.893495508</dc:date>
    <meta:editing-duration>PT23H11M14S</meta:editing-duration>
    <meta:editing-cycles>36</meta:editing-cycles>
    <meta:generator>LibreOffice/7.0.5.2$Linux_X86_64 LibreOffice_project/00$Build-2</meta:generator>
    <meta:document-statistic meta:table-count="2" meta:cell-count="290" meta:object-count="0"/>
  </office:meta>
</office:document-meta>
</file>